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Framework build system used an external tool called Premake (<text:a xlink:type="simple" xlink:href="http://premake.sourceforge.net/">http://premake.sourceforge.net/</text:a>). Premake takes a description of a software project written in a generic scripting language and converts it into the correct input files for one of several different build tools. The current version supports a range of tools including various version of Visual Studio, GNU makefiles, SharpDevelop, and more. Delegating the creation of these files to Premake means that I don't have to maintain them manually. Also, support for new tools and languages comes “for free” as Premake is updated.</text:p>
      <text:p text:style-name="Standard"/>
      <text:p text:style-name="Standard">While generating these project files is Premake's primary purpose, it also provides a complete, general purpose scripting environment, which the Framework build system uses to make extending the framework easier.</text:p>
      <text:p text:style-name="Standard"/>
      <text:p text:style-name="Standard"/>
      <text:p text:style-name="Standard">Build the Support Libraries</text:p>
      <text:p text:style-name="Standard">While the framework uses the .NET CLR, which is portable, it is built on top of several C and C++ libraries which are not. One of these libraries is being developed specifically to support this project, and so is under heavy development. Once that settles down I will start making prebuilt binary packages available (see "Platform Bundles", below). In the meantime, you will have to build them yourself. I have tried to make this as easy as possible.</text:p>
      <text:h text:style-name="Heading_20_2" text:outline-level="2">Customizing the Build</text:h>
      <text:p text:style-name="Standard">The setup script will look for and include a file named user.lua, which you can use this file to customize the contents of the build. For instance, if you don't want to build the dynamics system you can exclude it by adding this line to user.lua (this is just an example, I haven't built out the subsystems yet).</text:p>
      <text:p text:style-name="Standard"/>
      <text:p text:style-name="Standard"><text:s text:c="2"/>options[“no-dynamics”] = true</text:p>
      <text:p text:style-name="Standard"/>
      <text:p text:style-name="Standard">This is a simple example. You can use the scripting capabilities to do any preparation work your environment requires. You can even register new command-line options for Premake and tie them to functions allowing common project operations to be automated. I will come back and add some more concrete examples here after I've had a chance to play around with this system for a while.</text:p>
      <text:p text:style-name="Standard"/>
      <text:h text:style-name="Heading_20_2" text:outline-level="2">Adding a New Extension Module</text:h>
      <text:p text:style-name="Standard">Extensions to the framework are stored in the Extensions directory. To create a new extension, create a new subdirectory to house it. Copy Extensions/premake-example.lua into the subdirectory and rename it to premake.lua. Open it in a text editor and follow the directions it contains to configure it for your extension.</text:p>
      <text:p text:style-name="Standard"/>
      <text:p text:style-name="Standard">With this setup done, run Premake from the top-level Framework folder as described in the build instructions above. This will add your new extensions to the build.</text:p>
      <text:p text:style-name="Standard"/>
      <text:h text:style-name="Heading_20_2" text:outline-level="2">Removing an Extension Module</text:h>
      <text:p text:style-name="Standard">To remove an extension from the build, simply move its folder out of the Extensions directory.</text:p>
      <text:p text:style-name="Standard"/>
      <text:p text:style-name="Standard"/>
      <text:p text:style-name="Standard">Platform Bundles</text:p>
      <text:p text:style-name="Standard">Once the development of the unmanaged support libraries settles down, prebuilt binary packages will be made available for download from the project site for each of the major platforms. In addition to saving new developers some ramp-up time and effort, these "platform bundles" will be an integral part of the automated deployment process (see the Deployment System document).</text:p>
      <text:p text:style-name="Standard"/>
      <text:p text:style-name="Standard">The Premake script in the Framework/Libs directory will automate the production of platform bundles. It will read a file named manifest.lua which contains the files to include in the bundle. It will then build a release version of code and package the listed files into .zip archive. <text:span text:style-name="T1">(How do I build a .zip from within Premake? Do I need to have a command-line tool installed?)</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2-02T11:40:50</meta:creation-date>
    <dc:creator>Jason Perkins</dc:creator>
    <dc:date>2006-02-02T18:04:39</dc:date>
    <meta:editing-cycles>4</meta:editing-cycles>
    <meta:editing-duration>PT1H50M36S</meta:editing-duration>
    <meta:user-defined meta:name="Info 1"/>
    <meta:user-defined meta:name="Info 2"/>
    <meta:user-defined meta:name="Info 3"/>
    <meta:user-defined meta:name="Info 4"/>
    <meta:document-statistic meta:table-count="0" meta:image-count="0" meta:object-count="0" meta:page-count="3" meta:paragraph-count="16" meta:word-count="567" meta:character-count="3425"/>
  </office:meta>
</office:document-meta>
</file>